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819cm"/>
    </style:style>
    <style:style style:name="Таблица1.B" style:family="table-column">
      <style:table-column-properties style:column-width="4.549cm"/>
    </style:style>
    <style:style style:name="Таблица1.C" style:family="table-column">
      <style:table-column-properties style:column-width="2.05cm"/>
    </style:style>
    <style:style style:name="Таблица1.D" style:family="table-column">
      <style:table-column-properties style:column-width="1.887cm"/>
    </style:style>
    <style:style style:name="Таблица1.E" style:family="table-column">
      <style:table-column-properties style:column-width="0.67cm"/>
    </style:style>
    <style:style style:name="Таблица1.F" style:family="table-column">
      <style:table-column-properties style:column-width="1.505cm"/>
    </style:style>
    <style:style style:name="Таблица1.G" style:family="table-column">
      <style:table-column-properties style:column-width="1.508cm"/>
    </style:style>
    <style:style style:name="Таблица1.H" style:family="table-column">
      <style:table-column-properties style:column-width="1.381cm"/>
    </style:style>
    <style:style style:name="Таблица1.I" style:family="table-column">
      <style:table-column-properties style:column-width="1.63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.819cm"/>
    </style:style>
    <style:style style:name="Таблица2.B" style:family="table-column">
      <style:table-column-properties style:column-width="4.549cm"/>
    </style:style>
    <style:style style:name="Таблица2.C" style:family="table-column">
      <style:table-column-properties style:column-width="2.05cm"/>
    </style:style>
    <style:style style:name="Таблица2.D" style:family="table-column">
      <style:table-column-properties style:column-width="1.887cm"/>
    </style:style>
    <style:style style:name="Таблица2.E" style:family="table-column">
      <style:table-column-properties style:column-width="0.67cm"/>
    </style:style>
    <style:style style:name="Таблица2.F" style:family="table-column">
      <style:table-column-properties style:column-width="1.505cm"/>
    </style:style>
    <style:style style:name="Таблица2.G" style:family="table-column">
      <style:table-column-properties style:column-width="1.508cm"/>
    </style:style>
    <style:style style:name="Таблица2.H" style:family="table-column">
      <style:table-column-properties style:column-width="1.381cm"/>
    </style:style>
    <style:style style:name="Таблица2.I" style:family="table-column">
      <style:table-column-properties style:column-width="1.63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left"/>
    </style:style>
    <style:style style:name="Таблица3.A" style:family="table-column">
      <style:table-column-properties style:column-width="2.02cm"/>
    </style:style>
    <style:style style:name="Таблица3.B" style:family="table-column">
      <style:table-column-properties style:column-width="3.895cm"/>
    </style:style>
    <style:style style:name="Таблица3.C" style:family="table-column">
      <style:table-column-properties style:column-width="3.798cm"/>
    </style:style>
    <style:style style:name="Таблица3.D" style:family="table-column">
      <style:table-column-properties style:column-width="1.588cm"/>
    </style:style>
    <style:style style:name="Таблица3.E" style:family="table-column">
      <style:table-column-properties style:column-width="1.307cm"/>
    </style:style>
    <style:style style:name="Таблица3.F" style:family="table-column">
      <style:table-column-properties style:column-width="0.997cm"/>
    </style:style>
    <style:style style:name="Таблица3.G" style:family="table-column">
      <style:table-column-properties style:column-width="1.088cm"/>
    </style:style>
    <style:style style:name="Таблица3.H" style:family="table-column">
      <style:table-column-properties style:column-width="1.122cm"/>
    </style:style>
    <style:style style:name="Таблица3.I" style:family="table-column">
      <style:table-column-properties style:column-width="1.18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549f8" officeooo:paragraph-rsid="000549f8"/>
    </style:style>
    <style:style style:name="P2" style:family="paragraph" style:parent-style-name="Standard">
      <style:text-properties fo:language="en" fo:country="US" officeooo:rsid="001b0548" officeooo:paragraph-rsid="001b0548"/>
    </style:style>
    <style:style style:name="P3" style:family="paragraph" style:parent-style-name="Standard">
      <style:text-properties fo:language="ru" fo:country="RU" officeooo:rsid="000549f8" officeooo:paragraph-rsid="000549f8"/>
    </style:style>
    <style:style style:name="P4" style:family="paragraph" style:parent-style-name="Standard">
      <style:text-properties fo:language="ru" fo:country="RU" officeooo:rsid="000549f8" officeooo:paragraph-rsid="0009614f"/>
    </style:style>
    <style:style style:name="P5" style:family="paragraph" style:parent-style-name="Standard">
      <style:text-properties fo:language="ru" fo:country="RU" officeooo:rsid="0009614f" officeooo:paragraph-rsid="0009614f"/>
    </style:style>
    <style:style style:name="P6" style:family="paragraph" style:parent-style-name="Standard">
      <style:text-properties fo:language="ru" fo:country="RU" officeooo:rsid="0009614f" officeooo:paragraph-rsid="000a6e33"/>
    </style:style>
    <style:style style:name="P7" style:family="paragraph" style:parent-style-name="Standard">
      <style:text-properties fo:language="ru" fo:country="RU" officeooo:rsid="00062536" officeooo:paragraph-rsid="000549f8"/>
    </style:style>
    <style:style style:name="P8" style:family="paragraph" style:parent-style-name="Standard">
      <style:text-properties fo:language="ru" fo:country="RU" fo:font-weight="bold" officeooo:rsid="000549f8" officeooo:paragraph-rsid="0009614f" style:font-weight-asian="bold" style:font-weight-complex="bold"/>
    </style:style>
    <style:style style:name="P9" style:family="paragraph" style:parent-style-name="Standard">
      <style:text-properties officeooo:rsid="000e7cb8" officeooo:paragraph-rsid="000e7cb8"/>
    </style:style>
    <style:style style:name="P10" style:family="paragraph" style:parent-style-name="Standard">
      <style:text-properties officeooo:paragraph-rsid="000ff492"/>
    </style:style>
    <style:style style:name="P11" style:family="paragraph" style:parent-style-name="Standard">
      <style:paragraph-properties fo:break-before="page"/>
      <style:text-properties officeooo:paragraph-rsid="0009614f"/>
    </style:style>
    <style:style style:name="P12" style:family="paragraph" style:parent-style-name="Table_20_Contents">
      <style:text-properties officeooo:rsid="000549f8" officeooo:paragraph-rsid="000549f8"/>
    </style:style>
    <style:style style:name="P13" style:family="paragraph" style:parent-style-name="Table_20_Contents">
      <style:text-properties officeooo:rsid="000549f8" officeooo:paragraph-rsid="000a6e33"/>
    </style:style>
    <style:style style:name="P14" style:family="paragraph" style:parent-style-name="Table_20_Contents">
      <style:text-properties officeooo:rsid="000549f8" officeooo:paragraph-rsid="000ff492"/>
    </style:style>
    <style:style style:name="P15" style:family="paragraph" style:parent-style-name="Table_20_Contents">
      <style:text-properties officeooo:rsid="00062536" officeooo:paragraph-rsid="00062536"/>
    </style:style>
    <style:style style:name="P16" style:family="paragraph" style:parent-style-name="Table_20_Contents">
      <style:text-properties officeooo:rsid="00062536" officeooo:paragraph-rsid="000a6e33"/>
    </style:style>
    <style:style style:name="P17" style:family="paragraph" style:parent-style-name="Table_20_Contents">
      <style:text-properties officeooo:rsid="00062536" officeooo:paragraph-rsid="00205448"/>
    </style:style>
    <style:style style:name="P18" style:family="paragraph" style:parent-style-name="Table_20_Contents">
      <style:text-properties officeooo:rsid="000837f8" officeooo:paragraph-rsid="000837f8"/>
    </style:style>
    <style:style style:name="P19" style:family="paragraph" style:parent-style-name="Table_20_Contents">
      <style:text-properties officeooo:paragraph-rsid="000a6e33"/>
    </style:style>
    <style:style style:name="P20" style:family="paragraph" style:parent-style-name="Table_20_Contents">
      <style:text-properties officeooo:rsid="000a6e33" officeooo:paragraph-rsid="000a6e33"/>
    </style:style>
    <style:style style:name="P21" style:family="paragraph" style:parent-style-name="Table_20_Contents">
      <style:text-properties officeooo:rsid="000a6e33" officeooo:paragraph-rsid="000d06f5"/>
    </style:style>
    <style:style style:name="P22" style:family="paragraph" style:parent-style-name="Table_20_Contents">
      <style:paragraph-properties fo:text-align="center" style:justify-single-word="false"/>
      <style:text-properties officeooo:rsid="000d06f5" officeooo:paragraph-rsid="000d06f5"/>
    </style:style>
    <style:style style:name="P23" style:family="paragraph" style:parent-style-name="Table_20_Contents">
      <style:text-properties officeooo:paragraph-rsid="000ff492"/>
    </style:style>
    <style:style style:name="P24" style:family="paragraph" style:parent-style-name="Table_20_Contents">
      <style:text-properties fo:language="en" fo:country="US" officeooo:rsid="0015d5cd" officeooo:paragraph-rsid="0015d5cd"/>
    </style:style>
    <style:style style:name="P25" style:family="paragraph" style:parent-style-name="Table_20_Contents">
      <style:text-properties fo:language="en" fo:country="US" officeooo:rsid="001dfaec" officeooo:paragraph-rsid="001dfaec"/>
    </style:style>
    <style:style style:name="P26" style:family="paragraph" style:parent-style-name="Table_20_Contents">
      <style:text-properties fo:language="en" fo:country="US" officeooo:rsid="0026ae50" officeooo:paragraph-rsid="0026ae50"/>
    </style:style>
    <style:style style:name="P27" style:family="paragraph" style:parent-style-name="Table_20_Contents">
      <style:text-properties officeooo:rsid="0015d5cd" officeooo:paragraph-rsid="0015d5cd"/>
    </style:style>
    <style:style style:name="P28" style:family="paragraph" style:parent-style-name="Table_20_Contents">
      <style:text-properties fo:language="ru" fo:country="RU" officeooo:rsid="0021aae4" officeooo:paragraph-rsid="0021aae4"/>
    </style:style>
    <style:style style:name="P29" style:family="paragraph" style:parent-style-name="Table_20_Contents">
      <style:text-properties fo:language="ru" fo:country="RU" officeooo:rsid="0015d5cd" officeooo:paragraph-rsid="0015d5cd"/>
    </style:style>
    <style:style style:name="P30" style:family="paragraph" style:parent-style-name="Table_20_Contents">
      <style:text-properties fo:language="ru" fo:country="RU" officeooo:rsid="0026ae50" officeooo:paragraph-rsid="0026ae50"/>
    </style:style>
    <style:style style:name="P31" style:family="paragraph" style:parent-style-name="Table_20_Contents">
      <style:text-properties fo:language="ru" fo:country="RU" officeooo:rsid="0027e25e" officeooo:paragraph-rsid="0027e25e"/>
    </style:style>
    <style:style style:name="P32" style:family="paragraph" style:parent-style-name="Table_20_Contents">
      <style:text-properties officeooo:rsid="0026ae50" officeooo:paragraph-rsid="0026ae50"/>
    </style:style>
    <style:style style:name="P33" style:family="paragraph" style:parent-style-name="Standard">
      <style:text-properties style:text-line-through-style="none" style:text-line-through-type="none" fo:language="ru" fo:country="RU" officeooo:rsid="001b0548" officeooo:paragraph-rsid="001b0548"/>
    </style:style>
    <style:style style:name="P34" style:family="paragraph" style:parent-style-name="Table_20_Contents">
      <style:text-properties officeooo:rsid="00062536" officeooo:paragraph-rsid="002a789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bd466" style:font-weight-asian="bold" style:font-weight-complex="bold"/>
    </style:style>
    <style:style style:name="T4" style:family="text">
      <style:text-properties fo:language="en" fo:country="US" fo:font-weight="bold" officeooo:rsid="000549f8" style:font-weight-asian="bold" style:font-weight-complex="bold"/>
    </style:style>
    <style:style style:name="T5" style:family="text">
      <style:text-properties fo:language="en" fo:country="US" fo:font-weight="bold" officeooo:rsid="00205448" style:font-weight-asian="bold" style:font-weight-complex="bold"/>
    </style:style>
    <style:style style:name="T6" style:family="text">
      <style:text-properties fo:language="en" fo:country="US" fo:font-weight="bold" officeooo:rsid="0022cc75" style:font-weight-asian="bold" style:font-weight-complex="bold"/>
    </style:style>
    <style:style style:name="T7" style:family="text">
      <style:text-properties fo:language="en" fo:country="US" fo:font-weight="bold" officeooo:rsid="002a7898" style:font-weight-asian="bold" style:font-weight-complex="bold"/>
    </style:style>
    <style:style style:name="T8" style:family="text">
      <style:text-properties fo:language="en" fo:country="US" officeooo:rsid="0013290c"/>
    </style:style>
    <style:style style:name="T9" style:family="text">
      <style:text-properties fo:language="en" fo:country="US" officeooo:rsid="0019136e"/>
    </style:style>
    <style:style style:name="T10" style:family="text">
      <style:text-properties fo:language="en" fo:country="US" officeooo:rsid="001b0548"/>
    </style:style>
    <style:style style:name="T11" style:family="text">
      <style:text-properties fo:language="en" fo:country="US" officeooo:rsid="001f5949"/>
    </style:style>
    <style:style style:name="T12" style:family="text">
      <style:text-properties fo:language="en" fo:country="US" officeooo:rsid="00205448"/>
    </style:style>
    <style:style style:name="T13" style:family="text">
      <style:text-properties fo:language="en" fo:country="US" officeooo:rsid="00241ce2"/>
    </style:style>
    <style:style style:name="T14" style:family="text">
      <style:text-properties fo:language="en" fo:country="US" officeooo:rsid="001eb91f"/>
    </style:style>
    <style:style style:name="T15" style:family="text">
      <style:text-properties fo:language="en" fo:country="US" officeooo:rsid="0027e25e"/>
    </style:style>
    <style:style style:name="T16" style:family="text">
      <style:text-properties fo:language="en" fo:country="US" officeooo:rsid="0026ae50"/>
    </style:style>
    <style:style style:name="T17" style:family="text">
      <style:text-properties fo:language="en" fo:country="US" officeooo:rsid="002a46ac"/>
    </style:style>
    <style:style style:name="T18" style:family="text">
      <style:text-properties fo:language="en" fo:country="US" officeooo:rsid="002a7898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eb91f"/>
    </style:style>
    <style:style style:name="T21" style:family="text">
      <style:text-properties fo:language="ru" fo:country="RU" fo:font-weight="bold" officeooo:rsid="000549f8" style:font-weight-asian="bold" style:font-weight-complex="bold"/>
    </style:style>
    <style:style style:name="T22" style:family="text">
      <style:text-properties fo:language="ru" fo:country="RU" fo:font-weight="bold" officeooo:rsid="0009614f" style:font-weight-asian="bold" style:font-weight-complex="bold"/>
    </style:style>
    <style:style style:name="T23" style:family="text">
      <style:text-properties fo:language="ru" fo:country="RU" officeooo:rsid="00205448"/>
    </style:style>
    <style:style style:name="T24" style:family="text">
      <style:text-properties fo:language="ru" fo:country="RU" officeooo:rsid="0027e25e"/>
    </style:style>
    <style:style style:name="T25" style:family="text">
      <style:text-properties officeooo:rsid="00062536"/>
    </style:style>
    <style:style style:name="T26" style:family="text">
      <style:text-properties officeooo:rsid="000837f8"/>
    </style:style>
    <style:style style:name="T27" style:family="text">
      <style:text-properties officeooo:rsid="0009614f"/>
    </style:style>
    <style:style style:name="T28" style:family="text">
      <style:text-properties officeooo:rsid="000a6e33"/>
    </style:style>
    <style:style style:name="T29" style:family="text">
      <style:text-properties officeooo:rsid="000bedd2"/>
    </style:style>
    <style:style style:name="T30" style:family="text">
      <style:text-properties officeooo:rsid="000d06f5"/>
    </style:style>
    <style:style style:name="T31" style:family="text">
      <style:text-properties officeooo:rsid="000e7cb8"/>
    </style:style>
    <style:style style:name="T32" style:family="text">
      <style:text-properties officeooo:rsid="000ff49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5d5cd"/>
    </style:style>
    <style:style style:name="T35" style:family="text">
      <style:text-properties officeooo:rsid="001717ea"/>
    </style:style>
    <style:style style:name="T36" style:family="text">
      <style:text-properties officeooo:rsid="001b0548"/>
    </style:style>
    <style:style style:name="T37" style:family="text">
      <style:text-properties officeooo:rsid="00205448"/>
    </style:style>
    <style:style style:name="T38" style:family="text">
      <style:text-properties officeooo:rsid="0022b17a"/>
    </style:style>
    <style:style style:name="T39" style:family="text">
      <style:text-properties officeooo:rsid="0026ae50"/>
    </style:style>
    <style:style style:name="T40" style:family="text">
      <style:text-properties officeooo:rsid="001eb91f"/>
    </style:style>
    <style:style style:name="T41" style:family="text">
      <style:text-properties officeooo:rsid="0027e25e"/>
    </style:style>
    <style:style style:name="T42" style:family="text">
      <style:text-properties officeooo:rsid="002a46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3">Протокол обмена между </text:span><text:span text:style-name="T2">arduino </text:span><text:span text:style-name="T33">и приложением на компьютере по </text:span><text:span text:style-name="T2">COM-</text:span><text:span text:style-name="T33">порту для подсчёта достоверности биимпульсного сигнала </text:span><text:span text:style-name="T3">v 1.</text:span><text:span text:style-name="T7">3</text:span></text:p>
      <text:p text:style-name="P3">1.Для сброса <text:span text:style-name="T1">arduino </text:span>необходимо выдать <text:span text:style-name="T37">сообщение </text:span><text:span text:style-name="T8">0x</text:span>АА</text:p>
      <text:p text:style-name="P3">2. Получение информации.</text:p>
      <text:p text:style-name="P1">Arduino <text:span text:style-name="T19">может одновременно принимать 2 канала биимпульсного канала с автоматическим определением скорости.</text:span></text:p>
      <text:p text:style-name="P3">Обмен с приложением в таблице <text:span text:style-name="T27">1<text:tab/><text:tab/><text:tab/><text:tab/><text:tab/><text:tab/><text:tab/><text:tab/></text:span><text:span text:style-name="T29">Т</text:span><text:span text:style-name="T27">аблица 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office:value-type="string">
            <text:p text:style-name="P12">Байт/бит</text:p>
          </table:table-cell>
          <table:table-cell table:style-name="Таблица1.A1" office:value-type="string">
            <text:p text:style-name="P12">7й</text:p>
          </table:table-cell>
          <table:table-cell table:style-name="Таблица1.A1" office:value-type="string">
            <text:p text:style-name="P12">6й</text:p>
          </table:table-cell>
          <table:table-cell table:style-name="Таблица1.A1" office:value-type="string">
            <text:p text:style-name="P12">5й</text:p>
          </table:table-cell>
          <table:table-cell table:style-name="Таблица1.A1" office:value-type="string">
            <text:p text:style-name="P12">4й</text:p>
          </table:table-cell>
          <table:table-cell table:style-name="Таблица1.A1" office:value-type="string">
            <text:p text:style-name="P12">3й</text:p>
          </table:table-cell>
          <table:table-cell table:style-name="Таблица1.A1" office:value-type="string">
            <text:p text:style-name="P12">2й</text:p>
          </table:table-cell>
          <table:table-cell table:style-name="Таблица1.A1" office:value-type="string">
            <text:p text:style-name="P12">1й</text:p>
          </table:table-cell>
          <table:table-cell table:style-name="Таблица1.I1" office:value-type="string">
            <text:p text:style-name="P12">0й</text:p>
          </table:table-cell>
        </table:table-row>
        <table:table-row>
          <table:table-cell table:style-name="Таблица1.A2" office:value-type="string">
            <text:p text:style-name="P12">0й байт</text:p>
          </table:table-cell>
          <table:table-cell table:style-name="Таблица1.B2" table:number-columns-spanned="8" office:value-type="string">
            <text:p text:style-name="P27">Маркер посылки 0хА<text:span text:style-name="T9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<text:span text:style-name="T38">1</text:span>й</text:p>
          </table:table-cell>
          <table:table-cell table:style-name="Таблица1.B2" table:number-columns-spanned="8" office:value-type="string">
            <text:p text:style-name="P28">Порядковый номер посылки в пределах 0 — 255. После переполнения 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2й</text:p>
          </table:table-cell>
          <table:table-cell table:style-name="Таблица1.A2" office:value-type="string">
            <text:p text:style-name="P12">1 — признак 0ого байта</text:p>
          </table:table-cell>
          <table:table-cell table:style-name="Таблица1.A2" office:value-type="string">
            <text:p text:style-name="P15">1- информация 1 ого канала</text:p>
          </table:table-cell>
          <table:table-cell table:style-name="Таблица1.A2" office:value-type="string">
            <text:p text:style-name="P15">1-информация 0 ого канала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table:number-columns-spanned="2" office:value-type="string">
            <text:p text:style-name="P15">Скорость 1ого</text:p>
            <text:p text:style-name="P15">00 — не канала</text:p>
            <text:p text:style-name="P15">01 — <text:span text:style-name="T18">1</text:span>,<text:span text:style-name="T18">2</text:span></text:p>
            <text:p text:style-name="P15">10 — <text:span text:style-name="T18">2</text:span>,<text:span text:style-name="T18">4</text:span></text:p>
            <text:p text:style-name="P15">11 — <text:span text:style-name="T18">4</text:span>,<text:span text:style-name="T18">8</text:span></text:p>
          </table:table-cell>
          <table:covered-table-cell/>
          <table:table-cell table:style-name="Таблица1.B2" table:number-columns-spanned="2" office:value-type="string">
            <text:p text:style-name="P15">Скорость 0ого</text:p>
            <text:p text:style-name="P15">00 — не канала</text:p>
            <text:p text:style-name="P15">01 — <text:span text:style-name="T18">1</text:span>,<text:span text:style-name="T18">2</text:span></text:p>
            <text:p text:style-name="P15">10 — <text:span text:style-name="T18">2</text:span>,<text:span text:style-name="T18">4</text:span></text:p>
            <text:p text:style-name="P15">11 — <text:span text:style-name="T18">4</text:span>,<text:span text:style-name="T18">8</text:span></text:p>
          </table:table-cell>
          <table:covered-table-cell/>
        </table:table-row>
        <table:table-row>
          <table:table-cell table:style-name="Таблица1.A2" office:value-type="string">
            <text:p text:style-name="P18"><text:span text:style-name="T36">3</text:span>й</text:p>
          </table:table-cell>
          <table:table-cell table:style-name="Таблица1.B2" table:number-columns-spanned="8" office:value-type="string">
            <text:p text:style-name="P15">Информация канала <text:span text:style-name="T12">0 </text:span><text:s/><text:span text:style-name="T37">Е</text:span><text:span text:style-name="T26">сли </text:span><text:span text:style-name="T23">в шапке для канала 0 — соответствующий бит «0», байт игнорируется, но присутствует в посылк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<text:span text:style-name="T11">4</text:span>й</text:p>
          </table:table-cell>
          <table:table-cell table:style-name="Таблица1.B2" table:number-columns-spanned="8" office:value-type="string">
            <text:p text:style-name="P17">Информация канала <text:span text:style-name="T37">1</text:span><text:span text:style-name="T12"> </text:span><text:s/><text:span text:style-name="T37">Е</text:span><text:span text:style-name="T26">сли </text:span><text:span text:style-name="T23">в шапке для канала 1 - «0», байт игнорируется, но присутствует в посылк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8"/>
      <text:p text:style-name="P11"><text:span text:style-name="T21">Протокол обмена между </text:span><text:span text:style-name="T4">arduino </text:span><text:span text:style-name="T21">и приложением на компьютере по </text:span><text:span text:style-name="T4">COM-</text:span><text:span text:style-name="T21">порту для </text:span><text:span text:style-name="T22">формирования</text:span><text:span text:style-name="T21"> биимпульсного сигнала </text:span><text:span text:style-name="T3">v 1.</text:span><text:span text:style-name="T7">4</text:span></text:p>
      <text:p text:style-name="P4">1.Для сброса <text:span text:style-name="T1">arduino </text:span>необходимо выдать<text:span text:style-name="T1"> </text:span><text:span text:style-name="T13">1</text:span><text:span text:style-name="T1"> </text:span>байт информации с информацией <text:span text:style-name="T8">0x</text:span><text:span text:style-name="T1">АА</text:span></text:p>
      <text:p text:style-name="P5">2. Для начала формирования сигнала необходимо заполнить буфер соответствующего канала.на 10 байт<text:span text:style-name="T17">(</text:span><text:span text:style-name="T42">для скорости 9,6 кбит/с — 20 байт</text:span><text:span text:style-name="T17">)</text:span>, <text:span text:style-name="T28">установить необходимую скорость </text:span>и выставить бит <text:span text:style-name="T28">разрешения</text:span>(Таблица 2)</text:p>
      <text:p text:style-name="P5">3 При уменьшении информации для формирования <text:span text:style-name="T41">меньше пороговых (таблица 3) </text:span>устройство выдаёт соответствующую информацию в <text:span text:style-name="T1">COM-</text:span>порт. <text:span text:style-name="T31">(Таблица </text:span><text:span text:style-name="T32">3</text:span><text:span text:style-name="T31">).</text:span></text:p>
      <text:p text:style-name="P5">4. При опустошении буфера, канал прекращает формирование информации. В <text:span text:style-name="T1">COM-</text:span>порт выдаётся соответствующее сообщение. <text:span text:style-name="T32">(Таблица 3)</text:span></text:p>
      <text:p text:style-name="P6"><text:tab/><text:tab/><text:tab/><text:tab/><text:tab/><text:tab/><text:tab/><text:tab/><text:tab/><text:tab/><text:tab/><text:tab/><text:span text:style-name="T29">Таблица 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office:value-type="string">
            <text:p text:style-name="P13">Байт/бит</text:p>
          </table:table-cell>
          <table:table-cell table:style-name="Таблица2.A1" office:value-type="string">
            <text:p text:style-name="P13">7й</text:p>
          </table:table-cell>
          <table:table-cell table:style-name="Таблица2.A1" office:value-type="string">
            <text:p text:style-name="P13">6й</text:p>
          </table:table-cell>
          <table:table-cell table:style-name="Таблица2.A1" office:value-type="string">
            <text:p text:style-name="P13">5й</text:p>
          </table:table-cell>
          <table:table-cell table:style-name="Таблица2.A1" office:value-type="string">
            <text:p text:style-name="P13">4й</text:p>
          </table:table-cell>
          <table:table-cell table:style-name="Таблица2.A1" office:value-type="string">
            <text:p text:style-name="P13">3й</text:p>
          </table:table-cell>
          <table:table-cell table:style-name="Таблица2.A1" office:value-type="string">
            <text:p text:style-name="P13">2й</text:p>
          </table:table-cell>
          <table:table-cell table:style-name="Таблица2.A1" office:value-type="string">
            <text:p text:style-name="P13">1й</text:p>
          </table:table-cell>
          <table:table-cell table:style-name="Таблица2.I1" office:value-type="string">
            <text:p text:style-name="P13">0й</text:p>
          </table:table-cell>
        </table:table-row>
        <table:table-row>
          <table:table-cell table:style-name="Таблица2.A2" office:value-type="string">
            <text:p text:style-name="P13">0й байт</text:p>
          </table:table-cell>
          <table:table-cell table:style-name="Таблица2.B2" table:number-columns-spanned="8" office:value-type="string">
            <text:p text:style-name="P27">Маркер посылки 0хА<text:span text:style-name="T9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6">1й </text:p>
          </table:table-cell>
          <table:table-cell table:style-name="Таблица2.A2" office:value-type="string">
            <text:p text:style-name="P25">0</text:p>
          </table:table-cell>
          <table:table-cell table:style-name="Таблица2.A2" office:value-type="string">
            <text:p text:style-name="P19"><text:span text:style-name="T25">1- </text:span><text:span text:style-name="T28">разрешение 1 канала</text:span></text:p>
          </table:table-cell>
          <table:table-cell table:style-name="Таблица2.A2" office:value-type="string">
            <text:p text:style-name="P19"><text:span text:style-name="T25">1-</text:span><text:span text:style-name="T28">разрешение </text:span><text:span text:style-name="T25">0 ого канала</text:span>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table:number-columns-spanned="2" office:value-type="string">
            <text:p text:style-name="P16">Скорость 1ого</text:p>
            <text:p text:style-name="P16">00 — не канала</text:p>
            <text:p text:style-name="P34">01 — <text:span text:style-name="T18">1</text:span>,<text:span text:style-name="T18">2</text:span></text:p>
            <text:p text:style-name="P34">10 — <text:span text:style-name="T18">2</text:span>,<text:span text:style-name="T18">4</text:span></text:p>
            <text:p text:style-name="P34">11 — <text:span text:style-name="T18">4</text:span>,<text:span text:style-name="T18">8</text:span></text:p>
          </table:table-cell>
          <table:covered-table-cell/>
          <table:table-cell table:style-name="Таблица2.B2" table:number-columns-spanned="2" office:value-type="string">
            <text:p text:style-name="P16">Скорость 0ого</text:p>
            <text:p text:style-name="P16">00 — не канала</text:p>
            <text:p text:style-name="P34">01 — <text:span text:style-name="T18">1</text:span>,<text:span text:style-name="T18">2</text:span></text:p>
            <text:p text:style-name="P34">10 — <text:span text:style-name="T18">2</text:span>,<text:span text:style-name="T18">4</text:span></text:p>
            <text:p text:style-name="P34">11 — <text:span text:style-name="T18">4</text:span>,<text:span text:style-name="T18">8</text:span></text:p>
          </table:table-cell>
          <table:covered-table-cell/>
        </table:table-row>
        <table:table-row>
          <table:table-cell table:style-name="Таблица2.A2" office:value-type="string">
            <text:p text:style-name="P24">2<text:span text:style-name="T19">й</text:span></text:p>
          </table:table-cell>
          <table:table-cell table:style-name="Таблица2.B2" table:number-columns-spanned="8" office:value-type="string">
            <text:p text:style-name="P27">Размер передаваемого массива данных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29">3й</text:p>
          </table:table-cell>
          <table:table-cell table:style-name="Таблица2.B2" table:number-columns-spanned="8" office:value-type="string">
            <text:p text:style-name="P16">Информация канала <text:span text:style-name="T30">для заполнения буфера</text:span><text:span text:style-name="T28"> </text:span><text:span text:style-name="T30">определённого в 0м байт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B2" table:number-columns-spanned="9" office:value-type="string">
            <text:p text:style-name="P22">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20">1<text:span text:style-name="T34">2</text:span>й</text:p>
          </table:table-cell>
          <table:table-cell table:style-name="Таблица2.B2" table:number-columns-spanned="8" office:value-type="string">
            <text:p text:style-name="P21">Информация канала <text:span text:style-name="T30">для заполнения буфера</text:span> <text:span text:style-name="T30">определённого в 0м байт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2"/>
      <text:p text:style-name="P9">Каналы включаются не одновременно.<text:span text:style-name="T32"><text:tab/><text:tab/><text:tab/><text:tab/><text:tab/><text:tab/><text:tab/>Таблица 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14">Байт/бит</text:p>
          </table:table-cell>
          <table:table-cell table:style-name="Таблица3.A1" office:value-type="string">
            <text:p text:style-name="P14">7й</text:p>
          </table:table-cell>
          <table:table-cell table:style-name="Таблица3.A1" office:value-type="string">
            <text:p text:style-name="P14">6й</text:p>
          </table:table-cell>
          <table:table-cell table:style-name="Таблица3.A1" office:value-type="string">
            <text:p text:style-name="P14">5й</text:p>
          </table:table-cell>
          <table:table-cell table:style-name="Таблица3.A1" office:value-type="string">
            <text:p text:style-name="P14">4й</text:p>
          </table:table-cell>
          <table:table-cell table:style-name="Таблица3.A1" office:value-type="string">
            <text:p text:style-name="P14">3й</text:p>
          </table:table-cell>
          <table:table-cell table:style-name="Таблица3.A1" office:value-type="string">
            <text:p text:style-name="P14">2й</text:p>
          </table:table-cell>
          <table:table-cell table:style-name="Таблица3.A1" office:value-type="string">
            <text:p text:style-name="P14">1й</text:p>
          </table:table-cell>
          <table:table-cell table:style-name="Таблица3.I1" office:value-type="string">
            <text:p text:style-name="P14">0й</text:p>
          </table:table-cell>
        </table:table-row>
        <table:table-row>
          <table:table-cell table:style-name="Таблица3.A2" office:value-type="string">
            <text:p text:style-name="P14">0й байт</text:p>
          </table:table-cell>
          <table:table-cell table:style-name="Таблица3.B2" table:number-columns-spanned="8" office:value-type="string">
            <text:p text:style-name="P27">Маркер посылки <text:s/>0хА<text:span text:style-name="T10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4"><text:span text:style-name="T35">1</text:span>й байт</text:p>
          </table:table-cell>
          <table:table-cell table:style-name="Таблица3.A2" office:value-type="string">
            <text:p text:style-name="P25"><text:span text:style-name="T25">1- </text:span><text:span text:style-name="T32">работа</text:span><text:span text:style-name="T28"> 1</text:span><text:span text:style-name="T32">ого</text:span><text:span text:style-name="T28"> канала</text:span></text:p>
          </table:table-cell>
          <table:table-cell table:style-name="Таблица3.A2" office:value-type="string">
            <text:p text:style-name="P23"><text:span text:style-name="T25">1-</text:span><text:span text:style-name="T32">работа</text:span><text:span text:style-name="T28"> </text:span><text:span text:style-name="T25">0ого канала</text:span></text:p>
          </table:table-cell>
          <table:table-cell table:style-name="Таблица3.A2" table:number-columns-spanned="3" office:value-type="string">
            <text:p text:style-name="P31">0х00 <text:span text:style-name="T16">— </text:span>&lt;<text:span text:style-name="T1"> 10 </text:span></text:p>
            <text:p text:style-name="P30"><text:span text:style-name="T1">0x08 — &gt;</text:span><text:span text:style-name="T15">=10</text:span> </text:p>
            <text:p text:style-name="P32"><text:span text:style-name="T1">0x18</text:span> — &gt;<text:span text:style-name="T41">=</text:span>20,<text:span text:style-name="T1"> </text:span></text:p>
            <text:p text:style-name="P26"><text:span text:style-name="T40">0x</text:span>38<text:span text:style-name="T40"> </text:span><text:span text:style-name="T20">— &gt;</text:span><text:span text:style-name="T24">=</text:span><text:span text:style-name="T20">30 </text:span></text:p>
          </table:table-cell>
          <table:covered-table-cell/>
          <table:covered-table-cell/>
          <table:table-cell table:style-name="Таблица3.B2" table:number-columns-spanned="3" office:value-type="string">
            <text:p text:style-name="P31"><text:span text:style-name="T1">0х00 </text:span><text:span text:style-name="T39">— </text:span><text:span text:style-name="T1"><text:s/>&lt; 10 </text:span></text:p>
            <text:p text:style-name="P30"><text:span text:style-name="T1">0x0</text:span>1 — &gt;<text:span text:style-name="T15">=</text:span>10, </text:p>
            <text:p text:style-name="P32"><text:span text:style-name="T1">0x03</text:span> — &gt;<text:span text:style-name="T15">=</text:span>20,<text:span text:style-name="T1"> </text:span></text:p>
            <text:p text:style-name="P32"><text:span text:style-name="T14">0x</text:span><text:span text:style-name="T1">0</text:span><text:span text:style-name="T14">7 </text:span><text:span text:style-name="T20">— &gt;</text:span><text:span text:style-name="T15">=</text:span><text:span text:style-name="T20">30 </text:span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6cm" fo:margin-bottom="1.1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4:01:09.320000000</meta:creation-date>
    <dc:date>2022-04-21T11:28:04.990000000</dc:date>
    <meta:editing-duration>P12DT33M23S</meta:editing-duration>
    <meta:editing-cycles>30</meta:editing-cycles>
    <meta:generator>LibreOffice/7.0.1.2$Windows_X86_64 LibreOffice_project/7cbcfc562f6eb6708b5ff7d7397325de9e764452</meta:generator>
    <meta:print-date>2022-03-16T14:21:53.449000000</meta:print-date>
    <meta:document-statistic meta:table-count="3" meta:image-count="0" meta:object-count="0" meta:page-count="2" meta:paragraph-count="99" meta:word-count="353" meta:character-count="2184" meta:non-whitespace-character-count="1863"/>
  </office:meta>
</office:document-meta>
</file>